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color="#800000" style:font-name="Arial Black" fo:font-size="18pt" officeooo:rsid="000f1a53" officeooo:paragraph-rsid="000f1a53" style:font-size-asian="18pt" style:font-size-complex="18pt"/>
    </style:style>
    <style:style style:name="P2" style:family="paragraph" style:parent-style-name="Footer">
      <style:text-properties officeooo:rsid="000f1a53" officeooo:paragraph-rsid="000f1a53"/>
    </style:style>
    <style:style style:name="P3" style:family="paragraph" style:parent-style-name="Standard">
      <style:text-properties fo:font-size="14pt" style:text-underline-style="solid" style:text-underline-width="auto" style:text-underline-color="font-color" officeooo:rsid="000f1a53" officeooo:paragraph-rsid="000f1a53" style:font-size-asian="12.25pt" style:font-size-complex="14pt"/>
    </style:style>
    <style:style style:name="P4" style:family="paragraph" style:parent-style-name="Standard">
      <style:text-properties fo:font-size="14pt" style:text-underline-style="solid" style:text-underline-width="auto" style:text-underline-color="font-color" fo:font-weight="bold" officeooo:rsid="000f1a53" officeooo:paragraph-rsid="000f1a53" style:font-size-asian="12.25pt" style:font-weight-asian="bold" style:font-size-complex="14pt" style:font-weight-complex="bold"/>
    </style:style>
    <style:style style:name="P5" style:family="paragraph" style:parent-style-name="Standard">
      <style:text-properties fo:font-size="14pt" style:text-underline-style="none" officeooo:rsid="000f1a53" officeooo:paragraph-rsid="000f1a53" style:font-size-asian="12.25pt" style:font-size-complex="14pt"/>
    </style:style>
    <style:style style:name="P6" style:family="paragraph" style:parent-style-name="Standard">
      <style:text-properties style:text-line-through-style="none" style:text-line-through-type="none" fo:font-size="14pt" style:text-underline-style="solid" style:text-underline-width="auto" style:text-underline-color="font-color" officeooo:rsid="000f1a53" officeooo:paragraph-rsid="000f1a53" style:font-size-asian="12.25pt" style:font-size-complex="14pt"/>
    </style:style>
    <style:style style:name="P7" style:family="paragraph" style:parent-style-name="Standard">
      <style:text-properties fo:color="#800000" fo:font-size="15pt" style:text-underline-style="none" officeooo:rsid="000f1a53" officeooo:paragraph-rsid="000f1a53" style:font-size-asian="15pt" style:font-size-complex="15pt"/>
    </style:style>
    <style:style style:name="P8" style:family="paragraph" style:parent-style-name="Standard">
      <style:text-properties fo:color="#800000" style:font-name="Trebuchet MS" fo:font-size="15pt" style:text-underline-style="solid" style:text-underline-width="auto" style:text-underline-color="font-color" fo:font-weight="bold" officeooo:rsid="000f1a53" officeooo:paragraph-rsid="000f1a53" style:font-size-asian="15pt" style:font-weight-asian="bold" style:font-size-complex="15pt" style:font-weight-complex="bold"/>
    </style:style>
    <style:style style:name="P9" style:family="paragraph" style:parent-style-name="Standard">
      <style:text-properties fo:color="#000000" fo:font-size="15pt" style:text-underline-style="none" officeooo:rsid="000f1a53" officeooo:paragraph-rsid="000f1a53" style:font-size-asian="15pt" style:font-size-complex="15pt"/>
    </style:style>
    <style:style style:name="P10" style:family="paragraph" style:parent-style-name="Standard">
      <style:text-properties fo:color="#000000" fo:font-size="15pt" style:text-underline-style="none" officeooo:rsid="000f3268" officeooo:paragraph-rsid="00133b20" style:font-size-asian="15pt" style:font-size-complex="15pt"/>
    </style:style>
    <style:style style:name="P11" style:family="paragraph" style:parent-style-name="Standard">
      <style:text-properties fo:color="#000000" fo:font-size="15pt" style:text-underline-style="none" officeooo:rsid="00148991" officeooo:paragraph-rsid="00133b20" style:font-size-asian="15pt" style:font-size-complex="15pt"/>
    </style:style>
    <style:style style:name="P12" style:family="paragraph" style:parent-style-name="Standard">
      <style:text-properties fo:color="#000000" fo:font-size="15pt" style:text-underline-style="none" officeooo:rsid="0019f059" officeooo:paragraph-rsid="0019f059" style:font-size-asian="15pt" style:font-size-complex="15pt"/>
    </style:style>
    <style:style style:name="P13" style:family="paragraph" style:parent-style-name="Standard">
      <style:text-properties fo:color="#000000" fo:font-size="15pt" style:text-underline-style="none" fo:font-weight="bold" officeooo:rsid="001be175" officeooo:paragraph-rsid="001be175" style:font-size-asian="15pt" style:font-weight-asian="bold" style:font-size-complex="15pt" style:font-weight-complex="bold"/>
    </style:style>
    <style:style style:name="P14" style:family="paragraph" style:parent-style-name="Standard">
      <style:text-properties fo:color="#000000" fo:font-size="15pt" style:text-underline-style="none" fo:font-weight="normal" officeooo:rsid="001be175" officeooo:paragraph-rsid="001be175" style:font-size-asian="15pt" style:font-weight-asian="normal" style:font-size-complex="15pt" style:font-weight-complex="normal"/>
    </style:style>
    <style:style style:name="P15" style:family="paragraph" style:parent-style-name="Standard">
      <style:text-properties fo:color="#000000" fo:font-size="15pt" style:text-underline-style="none" fo:font-weight="normal" officeooo:rsid="001ca042" officeooo:paragraph-rsid="001ca042" style:font-size-asian="15pt" style:font-weight-asian="normal" style:font-size-complex="15pt" style:font-weight-complex="normal"/>
    </style:style>
    <style:style style:name="P16" style:family="paragraph" style:parent-style-name="Standard">
      <style:text-properties fo:color="#000000" fo:font-size="15pt" style:text-underline-style="none" fo:font-weight="normal" officeooo:rsid="001ca042" officeooo:paragraph-rsid="00215f30" style:font-size-asian="15pt" style:font-weight-asian="normal" style:font-size-complex="15pt" style:font-weight-complex="normal"/>
    </style:style>
    <style:style style:name="P17" style:family="paragraph" style:parent-style-name="Standard">
      <style:text-properties fo:color="#000000" fo:font-size="15pt" style:text-underline-style="none" fo:font-weight="normal" officeooo:rsid="001f9156" officeooo:paragraph-rsid="001f9156" style:font-size-asian="15pt" style:font-weight-asian="normal" style:font-size-complex="15pt" style:font-weight-complex="normal"/>
    </style:style>
    <style:style style:name="P18" style:family="paragraph" style:parent-style-name="Standard">
      <style:text-properties fo:color="#000000" fo:font-size="15pt" style:text-underline-style="none" fo:font-weight="normal" officeooo:rsid="001f9156" officeooo:paragraph-rsid="00215f30" style:font-size-asian="15pt" style:font-weight-asian="normal" style:font-size-complex="15pt" style:font-weight-complex="normal"/>
    </style:style>
    <style:style style:name="P19" style:family="paragraph" style:parent-style-name="Standard">
      <style:text-properties fo:color="#000000" fo:font-size="15pt" style:text-underline-style="solid" style:text-underline-width="auto" style:text-underline-color="font-color" officeooo:rsid="000f3268" officeooo:paragraph-rsid="00133b20" style:font-size-asian="15pt" style:font-size-complex="15pt"/>
    </style:style>
    <style:style style:name="P20" style:family="paragraph" style:parent-style-name="Standard">
      <style:text-properties fo:color="#000000" fo:font-size="15pt" style:text-underline-style="solid" style:text-underline-width="auto" style:text-underline-color="font-color" officeooo:rsid="0019f059" officeooo:paragraph-rsid="0019f059" style:font-size-asian="15pt" style:font-size-complex="15pt"/>
    </style:style>
    <style:style style:name="P21" style:family="paragraph" style:parent-style-name="Standard">
      <style:text-properties fo:color="#000000" fo:font-size="15pt" style:text-underline-style="solid" style:text-underline-width="auto" style:text-underline-color="font-color" fo:font-weight="bold" officeooo:rsid="0019f059" officeooo:paragraph-rsid="0019f059" style:font-size-asian="15pt" style:font-weight-asian="bold" style:font-size-complex="15pt" style:font-weight-complex="bold"/>
    </style:style>
    <style:style style:name="P22" style:family="paragraph" style:parent-style-name="Standard">
      <style:text-properties fo:color="#000000" fo:font-size="15pt" fo:font-style="normal" style:text-underline-style="solid" style:text-underline-width="auto" style:text-underline-color="font-color" fo:font-weight="bold" officeooo:rsid="00215f30" officeooo:paragraph-rsid="00215f30" style:font-size-asian="15pt" style:font-style-asian="normal" style:font-weight-asian="bold" style:font-size-complex="15pt" style:font-style-complex="normal" style:font-weight-complex="bold"/>
    </style:style>
    <style:style style:name="P23" style:family="paragraph" style:parent-style-name="Standard">
      <style:text-properties fo:color="#000000" fo:font-size="15pt" fo:font-style="normal" style:text-underline-style="none" fo:font-weight="normal" officeooo:rsid="00215f30" officeooo:paragraph-rsid="00215f30" style:font-size-asian="15pt" style:font-style-asian="normal" style:font-weight-asian="normal" style:font-size-complex="15pt" style:font-style-complex="normal" style:font-weight-complex="normal"/>
    </style:style>
    <style:style style:name="P24" style:family="paragraph" style:parent-style-name="Standard">
      <style:text-properties fo:color="#000000" fo:font-size="15pt" fo:font-style="normal" style:text-underline-style="none" fo:font-weight="normal" officeooo:rsid="0022d784" officeooo:paragraph-rsid="0022d784" style:font-size-asian="15pt" style:font-style-asian="normal" style:font-weight-asian="normal" style:font-size-complex="15pt" style:font-style-complex="normal" style:font-weight-complex="normal"/>
    </style:style>
    <style:style style:name="P25" style:family="paragraph" style:parent-style-name="Standard">
      <style:text-properties fo:color="#000000" fo:font-size="15pt" fo:font-style="normal" style:text-underline-style="none" fo:font-weight="bold" officeooo:rsid="0022d784" officeooo:paragraph-rsid="0022d784" style:font-size-asian="15pt" style:font-style-asian="normal" style:font-weight-asian="bold" style:font-size-complex="15pt" style:font-style-complex="normal" style:font-weight-complex="bold"/>
    </style:style>
    <style:style style:name="P26" style:family="paragraph" style:parent-style-name="Standard">
      <style:text-properties fo:font-size="12pt" fo:font-weight="normal" officeooo:rsid="00183399" officeooo:paragraph-rsid="00183399" style:font-size-asian="12pt" style:font-weight-asian="normal" style:font-size-complex="12pt" style:font-weight-complex="normal"/>
    </style:style>
    <style:style style:name="P27" style:family="paragraph" style:parent-style-name="Standard">
      <style:text-properties fo:color="#000000" fo:font-size="15pt" fo:font-style="normal" style:text-underline-style="none" fo:font-weight="normal" officeooo:rsid="002560a0" officeooo:paragraph-rsid="0022d784" style:font-size-asian="15pt" style:font-style-asian="normal" style:font-weight-asian="normal" style:font-size-complex="15pt" style:font-style-complex="normal" style:font-weight-complex="normal"/>
    </style:style>
    <style:style style:name="P28" style:family="paragraph" style:parent-style-name="Standard">
      <style:text-properties fo:color="#000000" fo:font-size="15pt" fo:font-style="normal" style:text-underline-style="none" fo:font-weight="normal" officeooo:rsid="002560a0" officeooo:paragraph-rsid="002560a0" style:font-size-asian="15pt" style:font-style-asian="normal" style:font-weight-asian="normal" style:font-size-complex="1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132fb" style:font-weight-asian="bold" style:font-weight-complex="bold"/>
    </style:style>
    <style:style style:name="T3" style:family="text">
      <style:text-properties fo:font-weight="bold" officeooo:rsid="00148991" style:font-weight-asian="bold" style:font-weight-complex="bold"/>
    </style:style>
    <style:style style:name="T4" style:family="text">
      <style:text-properties style:text-underline-style="none"/>
    </style:style>
    <style:style style:name="T5" style:family="text">
      <style:text-properties style:text-underline-style="none" officeooo:rsid="00105439"/>
    </style:style>
    <style:style style:name="T6" style:family="text">
      <style:text-properties style:text-underline-style="none" officeooo:rsid="00148991"/>
    </style:style>
    <style:style style:name="T7" style:family="text">
      <style:text-properties style:text-underline-style="none"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1da8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8">1ère Semaine<text:span text:style-name="T4">:</text:span></text:p>
      <text:p text:style-name="P5"/>
      <text:p text:style-name="P4">Lundi<text:span text:style-name="T4"> : </text:span></text:p>
      <text:p text:style-name="P5"/>
      <text:p text:style-name="P5">Réflexion sur le sujet "Création d'un blog culturel pour le CDI", Recherche d'exemple de Blog Culturel, Ainsi que la manière d'utilisation d'un Blog Culturel, recherche pour une mise en commun avec le site du lycée.</text:p>
      <text:p text:style-name="P5"/>
      <text:p text:style-name="P3"><text:span text:style-name="T1">Mardi</text:span><text:span text:style-name="T7"> :</text:span><text:span text:style-name="T4"> </text:span></text:p>
      <text:p text:style-name="P5"/>
      <text:p text:style-name="P5">Début de la maquette pour le Blog Culturel, recherche de mise en page, utilisation d'exemple de Blog pour la maquette, Utilisation d'un couleur en rapport avec le site du lycée.</text:p>
      <text:p text:style-name="P5"/>
      <text:p text:style-name="P4">Mercredi<text:span text:style-name="T4"> : </text:span></text:p>
      <text:p text:style-name="P5"/>
      <text:p text:style-name="P5">Recherche d'un CMS pour la création du Blog, recherche et comparaison de plusieurs <text:s/>CMS et recherche des applications fournies par ce même CMS, recherche des coûts et hébergement d'un Blog.</text:p>
      <text:p text:style-name="P5"/>
      <text:p text:style-name="P4">Jeudi<text:span text:style-name="T4"> : </text:span></text:p>
      <text:p text:style-name="P5"/>
      <text:p text:style-name="P5">Choix du CMS WordPress pour le Blog Culturel, recherche de tutoriel pour l'utilisation de WordPress, Par son coût réduit et son hébergement fourni avec la création du Blog Culturel.</text:p>
      <text:p text:style-name="P5"/>
      <text:p text:style-name="P6"><text:span text:style-name="T1">Vendredi</text:span><text:span text:style-name="T7"> :</text:span><text:span text:style-name="T4"> </text:span></text:p>
      <text:p text:style-name="P5"/>
      <text:p text:style-name="P5">Utilisation de WordPress pour la première fois, recherche de mise en page et réflexion sur le fonctionnement des menus utilisable en Version Gratuite, modification et mise en commun avec les maquettes, test de plusieurs fonction tel que la création d'un article, classement historique et un regroupement par catégorie.</text:p>
      <text:p text:style-name="P5"/>
      <text:p text:style-name="P5"/>
      <text:p text:style-name="P5"/>
      <text:p text:style-name="P5"/>
      <text:p text:style-name="P5"/>
      <text:p text:style-name="P5"/>
      <text:p text:style-name="P5"/>
      <text:p text:style-name="P5"><text:soft-page-break/></text:p>
      <text:p text:style-name="P5"/>
      <text:p text:style-name="P8">2 ème Semaine<text:span text:style-name="T4">:</text:span></text:p>
      <text:p text:style-name="P7"/>
      <text:p text:style-name="P9"><text:span text:style-name="T9">Lundi</text:span><text:span text:style-name="T1">:</text:span> Férié.</text:p>
      <text:p text:style-name="P9"/>
      <text:p text:style-name="P19"><text:span text:style-name="T1">Mardi</text:span><text:span text:style-name="T7">:</text:span><text:span text:style-name="T4"> </text:span></text:p>
      <text:p text:style-name="P10"/>
      <text:p text:style-name="P19"><text:span text:style-name="T4">Création du dossier des coûts </text:span><text:span text:style-name="T5">de WordPress et explication du pack qu'il faut choisir pour la création du site, </text:span><text:span text:style-name="T6">tel que l'hébergement et le pack de personnalisation du blog culturel.</text:span></text:p>
      <text:p text:style-name="P11"/>
      <text:p text:style-name="P20"><text:span text:style-name="T3">M</text:span><text:span text:style-name="T1">ercredi</text:span><text:span text:style-name="T4">: </text:span></text:p>
      <text:p text:style-name="P12"/>
      <text:p text:style-name="P12">Correction de mon cahier des charges et réajustement de certain détaille sur les CMS, recherche plus précise sur les CMS</text:p>
      <text:p text:style-name="P12"/>
      <text:p text:style-name="P21">Jeudi<text:span text:style-name="T4">: </text:span></text:p>
      <text:p text:style-name="P12"/>
      <text:p text:style-name="P12">Mise en place d'une comparaison des différents CMS et visualisation du CMS le plus propice pour la création d'un blog et sa mise en ligne</text:p>
      <text:p text:style-name="P12"/>
      <text:p text:style-name="P13"><text:span text:style-name="T8">Vendredi</text:span>:</text:p>
      <text:p text:style-name="P13"/>
      <text:p text:style-name="P14">Changement de CMS, utilisation de Jimdo pour la simplicité et le coût moins grand 78€/ an au lieu de 25€/an et 8,25€/moi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6"><text:span text:style-name="T9">Lundi</text:span><text:span text:style-name="T1"> :</text:span> </text:p>
      <text:p text:style-name="P16"/>
      <text:p text:style-name="P16">Utilisation de Jimdo en tant que maquette, possibilité restreinte, manque de contenu sans la version payante, mise ne place du cahier de charge des coûts de Jimdo. <text:span text:style-name="T10">Entretien avec Madame Delarue sur la maquette du Blog, Style à revoir. Madame Delarue m'indiquera les Catégories qu'il y aura. Indication du coût de L'hébergement et de la Version Pro</text:span></text:p>
      <text:p text:style-name="P15"/>
      <text:p text:style-name="P18"><text:span text:style-name="T9">Mardi</text:span> : </text:p>
      <text:p text:style-name="P18"/>
      <text:p text:style-name="P18">Utilisation maximale de la version gratuite de Jimdo, réunion avec Madame Delarue, envoie du dossier de coût et de la comparaison des CMS</text:p>
      <text:p text:style-name="P17"/>
      <text:p text:style-name="P18"><text:span text:style-name="T9">Mercredi</text:span> : </text:p>
      <text:p text:style-name="P18"/>
      <text:p text:style-name="P18">Attente de la mise en place de la version de Pro de Jimdo</text:p>
      <text:p text:style-name="P17"/>
      <text:p text:style-name="P18"><text:span text:style-name="T9">Jeudi</text:span> : </text:p>
      <text:p text:style-name="P18"/>
      <text:p text:style-name="P18">Réunion avec M Laurens, M Courrège, M Guerra et Mme Escriva</text:p>
      <text:p text:style-name="P17">Achat de la version de Pro de Jimdo</text:p>
      <text:p text:style-name="P17">Utilisation de cette version, amélioration du blog, attente des demandes de Mme Delarue</text:p>
      <text:p text:style-name="P17"/>
      <text:p text:style-name="P22">Vendredi<text:span text:style-name="T4"> : </text:span></text:p>
      <text:p text:style-name="P23"/>
      <text:p text:style-name="P23">Modification de quelque éléments, attente des demandes de Madame Delarue</text:p>
      <text:p text:style-name="P23"/>
      <text:p text:style-name="P23"/>
      <text:p text:style-name="P23"/>
      <text:p text:style-name="P23"/>
      <text:p text:style-name="P23"/>
      <text:p text:style-name="P23"/>
      <text:p text:style-name="P23"/>
      <text:p text:style-name="P23"/>
      <text:p text:style-name="P23"><text:soft-page-break/></text:p>
      <text:p text:style-name="P24"><text:span text:style-name="T9">Lundi</text:span><text:span text:style-name="T1"> :</text:span> </text:p>
      <text:p text:style-name="P24"/>
      <text:p text:style-name="P24">Utilisation de quelques articles sur le site pour des exemples, vérification de Madame Delarue sur les exemples</text:p>
      <text:p text:style-name="P24"/>
      <text:p text:style-name="P24"><text:span text:style-name="T9">Mardi</text:span><text:span text:style-name="T1"> :</text:span> </text:p>
      <text:p text:style-name="P24"/>
      <text:p text:style-name="P24">Changement des titres et des articles en rapport avec les demandes de Madame Delarue, recherche sur quelques méthodes de mise en page d'article</text:p>
      <text:p text:style-name="P24"/>
      <text:p text:style-name="P25"><text:span text:style-name="T8">Mercredi</text:span> :</text:p>
      <text:p text:style-name="P24"/>
      <text:p text:style-name="P24">Problème de changement de nom de domaine, mail envoyé au support pour une demande de possibilité de changement</text:p>
      <text:p text:style-name="P24"/>
      <text:p text:style-name="P24"><text:span text:style-name="T9">Jeudi</text:span><text:span text:style-name="T1"> :</text:span> </text:p>
      <text:p text:style-name="P24"/>
      <text:p text:style-name="P24">Réponse du support, changement accordé, changement du nom de domaine en cultureCDF.fr</text:p>
      <text:p text:style-name="P24">Changement du mail et du mot de passe</text:p>
      <text:p text:style-name="P24"/>
      <text:p text:style-name="P25"><text:span text:style-name="T8">Vendredi</text:span> : </text:p>
      <text:p text:style-name="P24"/>
      <text:p text:style-name="P24">Explication d'utilisation du système de blog à madame Delarue et des fonctions du blo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text:p>
      <text:p text:style-name="P25"/>
      <text:p text:style-name="P24"><text:span text:style-name="T9">Lundi</text:span><text:span text:style-name="T1"> :</text:span> </text:p>
      <text:p text:style-name="P27"/>
      <text:p text:style-name="P28">Aide pour le site du lycée</text:p>
      <text:p text:style-name="P24"/>
      <text:p text:style-name="P24"><text:span text:style-name="T9">Mardi</text:span><text:span text:style-name="T1"> :</text:span> </text:p>
      <text:p text:style-name="P24"/>
      <text:p text:style-name="P28">Aide pour le site du lycée</text:p>
      <text:p text:style-name="P24"/>
      <text:p text:style-name="P25"><text:span text:style-name="T8">Mercredi</text:span> :</text:p>
      <text:p text:style-name="P24"/>
      <text:p text:style-name="P28">Aide pour le site du lycée</text:p>
      <text:p text:style-name="P24"/>
      <text:p text:style-name="P24"><text:span text:style-name="T9">Jeudi</text:span><text:span text:style-name="T1"> :</text:span> </text:p>
      <text:p text:style-name="P24"/>
      <text:p text:style-name="P28">Aide pour le site du lycée</text:p>
      <text:p text:style-name="P24"/>
      <text:p text:style-name="P25"><text:span text:style-name="T8">Vendredi</text:span> : </text:p>
      <text:p text:style-name="P24"/>
      <text:p text:style-name="P28">Aide pour le site du ly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0000" style:font-name="Arial Black" fo:font-size="18pt" officeooo:rsid="000f1a53" officeooo:paragraph-rsid="000f1a53" style:font-size-asian="18pt" style:font-size-complex="18pt"/>
    </style:style>
    <style:style style:name="MP2" style:family="paragraph" style:parent-style-name="Footer">
      <style:text-properties officeooo:rsid="000f1a53" officeooo:paragraph-rsid="000f1a53"/>
    </style:style>
    <style:style style:name="MT1" style:family="text">
      <style:text-properties fo:font-weight="bold" style:font-weight-asian="bold" style:font-weight-complex="bold"/>
    </style:style>
    <style:style style:name="MT2" style:family="text">
      <style:text-properties fo:font-weight="bold" officeooo:rsid="001132f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1.56pt double #000000" fo:border-bottom="1.56pt double #000000" fo:border-left="none" fo:border-right="none" style:border-line-width-top="0.026cm 0.026cm 0.002cm" style:border-line-width-bottom="0.026cm 0.026cm 0.002cm" fo:padding="0.049cm" style:shadow="#808080 -0.18cm 0.18cm" fo:background-color="transparent" style:dynamic-spacing="false" draw:fill="none" draw:fill-color="#99ccff" draw:fill-image-width="0cm" draw:fill-image-height="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ournal de Bord du Stage de 1ère Année</text:p>
      </style:header>
      <style:footer>
        <text:p text:style-name="MP2"><text:span text:style-name="MT1">Elliot Tricoire<text:tab/> </text:span><text:s text:c="117"/><text:span text:style-name="MT2">18/05/2016</text:span><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4M19S</meta:editing-duration>
    <meta:editing-cycles>16</meta:editing-cycles>
    <meta:generator>LibreOffice/5.0.5.2$Windows_x86 LibreOffice_project/55b006a02d247b5f7215fc6ea0fde844b30035b3</meta:generator>
    <dc:date>2016-06-10T10:35:42.159000000</dc:date>
    <meta:document-statistic meta:table-count="0" meta:image-count="0" meta:object-count="0" meta:page-count="5" meta:paragraph-count="56" meta:word-count="588" meta:character-count="3573" meta:non-whitespace-character-count="2900"/>
    <meta:user-defined meta:name="Info 1"/>
    <meta:user-defined meta:name="Info 2"/>
    <meta:user-defined meta:name="Info 3"/>
    <meta:user-defined meta:name="Info 4"/>
  </office:meta>
</office:document-meta>
</file>